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>class Test005{</text:p>
      <text:p text:style-name="Standard"><text:tab/>public static void main(String args[]){</text:p>
      <text:p text:style-name="Standard"><text:tab/><text:tab/></text:p>
      <text:p text:style-name="Standard"><text:tab/><text:tab/>Scanner scn=new Scanner(System.in);</text:p>
      <text:p text:style-name="Standard"><text:tab/><text:tab/></text:p>
      <text:p text:style-name="Standard"><text:tab/><text:tab/>//Q.1</text:p>
      <text:p text:style-name="Standard"><text:tab/></text:p>
      <text:p text:style-name="Standard"><text:tab/><text:tab/>System.out.println("Enter A:");</text:p>
      <text:p text:style-name="Standard"><text:tab/><text:tab/>int a=scn.nextInt();</text:p>
      <text:p text:style-name="Standard"><text:tab/><text:tab/>System.out.println("Enter B:");</text:p>
      <text:p text:style-name="Standard"><text:tab/><text:tab/>int b=scn.nextInt();</text:p>
      <text:p text:style-name="Standard"><text:tab/><text:tab/>System.out.println("Enter C:");</text:p>
      <text:p text:style-name="Standard"><text:tab/><text:tab/>int c=scn.nextInt();</text:p>
      <text:p text:style-name="Standard"><text:tab/><text:tab/>System.out.println("Enter D:");</text:p>
      <text:p text:style-name="Standard"><text:tab/><text:tab/>int d=scn.nextInt();</text:p>
      <text:p text:style-name="Standard"><text:tab/><text:tab/>System.out.println("Enter E:");</text:p>
      <text:p text:style-name="Standard"><text:tab/><text:tab/>int e=scn.nextInt();</text:p>
      <text:p text:style-name="Standard"><text:tab/><text:tab/>int total=a+b+c+d+e; </text:p>
      <text:p text:style-name="Standard"><text:tab/><text:tab/>int percent=total/5; </text:p>
      <text:p text:style-name="Standard"><text:tab/><text:tab/>System.out.println("Percentage: "+percent);</text:p>
      <text:p text:style-name="Standard"><text:tab/></text:p>
      <text:p text:style-name="Standard"><text:tab/><text:tab/></text:p>
      <text:p text:style-name="Standard"><text:tab/><text:tab/></text:p>
      <text:p text:style-name="Standard"><text:tab/><text:tab/>//Q.2</text:p>
      <text:p text:style-name="Standard"><text:tab/></text:p>
      <text:p text:style-name="Standard"><text:tab/><text:tab/>System.out.println("Enter X:");</text:p>
      <text:p text:style-name="Standard"><text:tab/><text:tab/>int x=scn.nextInt();</text:p>
      <text:p text:style-name="Standard"><text:tab/><text:tab/>System.out.println("Enter Y:");</text:p>
      <text:p text:style-name="Standard"><text:tab/><text:tab/>int y=scn.nextInt();</text:p>
      <text:p text:style-name="Standard"><text:tab/><text:tab/>System.out.println("Enter Z:");</text:p>
      <text:p text:style-name="Standard"><text:tab/><text:tab/>int z=scn.nextInt();</text:p>
      <text:p text:style-name="Standard"><text:tab/><text:tab/>double sum = x+y+z;</text:p>
      <text:p text:style-name="Standard"><text:tab/><text:tab/>System.out.println("Sum="+sum);</text:p>
      <text:p text:style-name="Standard"><text:tab/><text:tab/></text:p>
      <text:p text:style-name="Standard"><text:tab/><text:tab/>//Q.3</text:p>
      <text:p text:style-name="Standard"><text:tab/><text:tab/></text:p>
      <text:p text:style-name="Standard"><text:tab/><text:tab/>System.out.println("Enter number:");</text:p>
      <text:p text:style-name="Standard"><text:tab/><text:tab/>int number=scn.nextInt();</text:p>
      <text:p text:style-name="Standard"><text:tab/><text:tab/>if(number%2==0){</text:p>
      <text:p text:style-name="Standard"><text:tab/><text:tab/><text:tab/>System.out.println("Even");</text:p>
      <text:p text:style-name="Standard"><text:tab/><text:tab/>}else{</text:p>
      <text:p text:style-name="Standard"><text:tab/><text:tab/><text:tab/>System.out.println("Odd");</text:p>
      <text:p text:style-name="Standard"><text:tab/><text:tab/>}</text:p>
      <text:p text:style-name="Standard"><text:tab/><text:tab/></text:p>
      <text:p text:style-name="Standard"><text:tab/><text:tab/>//Q.4</text:p>
      <text:p text:style-name="Standard"><text:tab/><text:tab/></text:p>
      <text:p text:style-name="Standard"><text:tab/><text:tab/>System.out.println("Enter P:");</text:p>
      <text:p text:style-name="Standard"><text:tab/><text:tab/>int p=scn.nextInt();</text:p>
      <text:p text:style-name="Standard"><text:tab/><text:tab/>System.out.println("Enter Q:");</text:p>
      <text:p text:style-name="Standard"><text:tab/><text:tab/>int q=scn.nextInt();</text:p>
      <text:p text:style-name="Standard"><text:tab/><text:tab/>System.out.println("Enter R:");</text:p>
      <text:p text:style-name="Standard"><text:soft-page-break/><text:tab/><text:tab/>int r=scn.nextInt();</text:p>
      <text:p text:style-name="Standard"><text:tab/><text:tab/> int max = Math.max(Math.max(num1, num2), num3);</text:p>
      <text:p text:style-name="Standard"><text:s text:c="4"/>int min = Math.min(Math.min(num1, num2), num3);</text:p>
      <text:p text:style-name="Standard"/>
      <text:p text:style-name="Standard"><text:s text:c="4"/>if (num1 == max) {</text:p>
      <text:p text:style-name="Standard"><text:s text:c="6"/>System.out.println(num1 + " is greater than or equal to " + num2 + " and less than " + num3);</text:p>
      <text:p text:style-name="Standard"><text:s text:c="4"/>} else if (num1 == min) {</text:p>
      <text:p text:style-name="Standard"><text:s text:c="6"/>System.out.println(num1 + " is less than " + num2 + " and greater than or equal to " + num3);</text:p>
      <text:p text:style-name="Standard"><text:s text:c="4"/>} else if (num2 == max) {</text:p>
      <text:p text:style-name="Standard"><text:s text:c="6"/>System.out.println(num2 + " is greater than or equal to " + num1 + " and less than " + num3);</text:p>
      <text:p text:style-name="Standard"><text:s text:c="4"/>} else if (num2 == min) {</text:p>
      <text:p text:style-name="Standard"><text:s text:c="6"/>System.out.println(num2 + " is less than " + num1 + " and greater than or equal to " + num3);</text:p>
      <text:p text:style-name="Standard"><text:s text:c="4"/>} else if (num3 == max) {</text:p>
      <text:p text:style-name="Standard"><text:s text:c="6"/>System.out.println(num3 + " is greater than or equal to " + num1 + " and less than " + num2);</text:p>
      <text:p text:style-name="Standard"><text:s text:c="4"/>} else if (num3 == min) {</text:p>
      <text:p text:style-name="Standard"><text:s text:c="6"/>System.out.println(num3 + " is less than " + num1 + " and greater than or equal to " + num2);</text:p>
      <text:p text:style-name="Standard"><text:s text:c="4"/>} else {</text:p>
      <text:p text:style-name="Standard"><text:s text:c="6"/>System.out.println("The given numbers don't follow the specified criteria.");</text:p>
      <text:p text:style-name="Standard"><text:s text:c="4"/>}</text:p>
      <text:p text:style-name="Standard"/>
      <text:p text:style-name="Standard"><text:tab/><text:tab/></text:p>
      <text:p text:style-name="Standard"><text:tab/><text:tab/>//Q.5</text:p>
      <text:p text:style-name="Standard"><text:tab/><text:tab/></text:p>
      <text:p text:style-name="Standard"><text:tab/><text:tab/>System.out.println("Enter Sales:");</text:p>
      <text:p text:style-name="Standard"><text:tab/><text:tab/>int sales=scn.nextInt();</text:p>
      <text:p text:style-name="Standard"><text:tab/><text:tab/>if(sales&gt;10000){</text:p>
      <text:p text:style-name="Standard"><text:tab/><text:tab/><text:tab/>int bonus_amount=sales+(sales*20)/100;</text:p>
      <text:p text:style-name="Standard"><text:tab/><text:tab/><text:tab/>System.out.println("eligible for bonus i.e. :"+bonus_amount);</text:p>
      <text:p text:style-name="Standard"><text:tab/><text:tab/>}else{</text:p>
      <text:p text:style-name="Standard"><text:tab/><text:tab/><text:tab/>System.out.println("not eligible for bonus");</text:p>
      <text:p text:style-name="Standard"><text:tab/><text:tab/>}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3:02:27.675123781</meta:creation-date>
    <dc:date>2024-05-21T13:03:00.882043118</dc:date>
    <meta:editing-duration>PT33S</meta:editing-duration>
    <meta:editing-cycles>1</meta:editing-cycles>
    <meta:document-statistic meta:table-count="0" meta:image-count="0" meta:object-count="0" meta:page-count="2" meta:paragraph-count="83" meta:word-count="285" meta:character-count="2287" meta:non-whitespace-character-count="1863"/>
    <meta:generator>LibreOffice/7.3.7.2$Linux_X86_64 LibreOffice_project/30$Build-2</meta:generator>
  </office:meta>
</office:document-meta>
</file>